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1f196a" officeooo:paragraph-rsid="001f196a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1e6f02" officeooo:paragraph-rsid="001e6f02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1e6f02" officeooo:paragraph-rsid="001f196a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size="20pt" fo:font-weight="bold" officeooo:rsid="001e6f02" officeooo:paragraph-rsid="001f196a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size="20pt" fo:font-weight="bold" officeooo:rsid="001e6f02" officeooo:paragraph-rsid="001e6f02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size="20pt" fo:font-weight="bold" officeooo:rsid="002f4814" officeooo:paragraph-rsid="002f4814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21d8fc" officeooo:paragraph-rsid="0021d8f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2606b2" officeooo:paragraph-rsid="002606b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2606b2" officeooo:paragraph-rsid="002c3fc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6pt" fo:font-weight="normal" officeooo:rsid="002d69e6" officeooo:paragraph-rsid="002d69e6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2f4814" officeooo:paragraph-rsid="002f4814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officeooo:rsid="00317a3f" officeooo:paragraph-rsid="00317a3f"/>
    </style:style>
    <style:style style:name="P13" style:family="paragraph" style:parent-style-name="Standard">
      <style:paragraph-properties fo:text-align="start" style:justify-single-word="false"/>
      <style:text-properties fo:color="#2a6099" loext:opacity="100%" fo:font-size="16pt" fo:font-weight="normal" officeooo:rsid="002f4814" officeooo:paragraph-rsid="002f4814" style:font-size-asian="14pt" style:font-weight-asian="normal" style:font-size-complex="16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5pt" fo:font-weight="bold" officeooo:rsid="001e6f02" officeooo:paragraph-rsid="001e6f02" style:font-size-asian="13.1000003814697pt" style:font-weight-asian="bold" style:font-size-complex="15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officeooo:rsid="001e6f02" officeooo:paragraph-rsid="001e6f02" style:font-size-asian="13.1000003814697pt" style:font-size-complex="15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officeooo:rsid="001e6f02" officeooo:paragraph-rsid="002c3fc3" style:font-size-asian="13.1000003814697pt" style:font-size-complex="15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5pt" officeooo:rsid="001f196a" officeooo:paragraph-rsid="001f196a" style:font-size-asian="13.1000003814697pt" style:font-size-complex="15pt"/>
    </style:style>
    <style:style style:name="P18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normal" officeooo:rsid="0021d8fc" officeooo:paragraph-rsid="0021d8fc" style:font-size-asian="12.25pt" style:font-weight-asian="normal" style:font-size-complex="14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color="#000000" loext:opacity="100%" fo:font-size="14pt" fo:font-weight="normal" officeooo:rsid="00284c7c" officeooo:paragraph-rsid="00284c7c" style:font-size-asian="12.25pt" style:font-weight-asian="normal" style:font-size-complex="14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color="#000000" loext:opacity="100%" fo:font-size="14pt" fo:font-weight="normal" officeooo:rsid="0029b040" officeooo:paragraph-rsid="0029b040" style:font-size-asian="12.25pt" style:font-weight-asian="normal" style:font-size-complex="14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color="#000000" loext:opacity="100%" fo:font-size="16pt" fo:font-weight="normal" officeooo:rsid="002d69e6" officeooo:paragraph-rsid="002d69e6" style:font-size-asian="14pt" style:font-weight-asian="normal" style:font-size-complex="16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color="#000000" loext:opacity="100%" fo:font-size="16pt" fo:font-weight="bold" officeooo:rsid="002d69e6" officeooo:paragraph-rsid="002d69e6" style:font-size-asian="14pt" style:font-weight-asian="bold" style:font-size-complex="16pt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fo:color="#000000" loext:opacity="100%" fo:font-size="16pt" fo:font-weight="bold" officeooo:rsid="002e0e8a" officeooo:paragraph-rsid="002e0e8a" style:font-size-asian="14pt" style:font-weight-asian="bold" style:font-size-complex="16pt" style:font-weight-complex="bold"/>
    </style:style>
    <style:style style:name="P24" style:family="paragraph" style:parent-style-name="Standard" style:list-style-name="L7">
      <style:paragraph-properties fo:text-align="start" style:justify-single-word="false"/>
      <style:text-properties fo:color="#000000" loext:opacity="100%" officeooo:rsid="0034071f" officeooo:paragraph-rsid="0034071f"/>
    </style:style>
    <style:style style:name="P25" style:family="paragraph" style:parent-style-name="Standard" style:list-style-name="L7">
      <style:paragraph-properties fo:text-align="start" style:justify-single-word="false"/>
      <style:text-properties fo:color="#000000" loext:opacity="100%" officeooo:rsid="0034071f" officeooo:paragraph-rsid="00349621"/>
    </style:style>
    <style:style style:name="P26" style:family="paragraph" style:parent-style-name="Standard" style:list-style-name="L7">
      <style:paragraph-properties fo:text-align="start" style:justify-single-word="false"/>
      <style:text-properties fo:color="#000000" loext:opacity="100%" officeooo:rsid="00349621" officeooo:paragraph-rsid="00349621"/>
    </style:style>
    <style:style style:name="P27" style:family="paragraph" style:parent-style-name="Standard" style:list-style-name="L7">
      <style:paragraph-properties fo:text-align="start" style:justify-single-word="false"/>
      <style:text-properties fo:color="#000000" loext:opacity="100%" officeooo:rsid="00349621" officeooo:paragraph-rsid="00361ffb"/>
    </style:style>
    <style:style style:name="P28" style:family="paragraph" style:parent-style-name="Standard" style:list-style-name="L7">
      <style:paragraph-properties fo:text-align="start" style:justify-single-word="false"/>
      <style:text-properties fo:color="#000000" loext:opacity="100%" officeooo:rsid="00349621" officeooo:paragraph-rsid="0037e0ee"/>
    </style:style>
    <style:style style:name="P29" style:family="paragraph" style:parent-style-name="Standard" style:list-style-name="L7">
      <style:paragraph-properties fo:text-align="start" style:justify-single-word="false"/>
      <style:text-properties fo:color="#000000" loext:opacity="100%" officeooo:rsid="0039779e" officeooo:paragraph-rsid="0039779e"/>
    </style:style>
    <style:style style:name="P30" style:family="paragraph" style:parent-style-name="Standard">
      <style:paragraph-properties fo:text-align="start" style:justify-single-word="false"/>
      <style:text-properties fo:color="#000000" loext:opacity="100%" officeooo:rsid="0039779e" officeooo:paragraph-rsid="0039779e"/>
    </style:style>
    <style:style style:name="P31" style:family="paragraph" style:parent-style-name="Standard">
      <style:paragraph-properties fo:text-align="start" style:justify-single-word="false"/>
      <style:text-properties fo:color="#000000" loext:opacity="100%" officeooo:rsid="00317a3f" officeooo:paragraph-rsid="003e40d5"/>
    </style:style>
    <style:style style:name="P32" style:family="paragraph" style:parent-style-name="Standard" style:list-style-name="L8">
      <style:paragraph-properties fo:text-align="start" style:justify-single-word="false"/>
      <style:text-properties fo:color="#000000" loext:opacity="100%" fo:font-weight="normal" officeooo:rsid="003e40d5" officeooo:paragraph-rsid="003e40d5" style:font-weight-asian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color="#2a6099" loext:opacity="100%" fo:font-size="16pt" fo:font-weight="normal" officeooo:rsid="0030bfd6" officeooo:paragraph-rsid="0030bfd6" style:font-size-asian="14pt" style:font-weight-asian="normal" style:font-size-complex="16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color="#2a6099" loext:opacity="100%" fo:font-size="16pt" fo:font-weight="normal" officeooo:rsid="0031d425" officeooo:paragraph-rsid="00317a3f" style:font-size-asian="14pt" style:font-weight-asian="normal" style:font-size-complex="16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color="#2a6099" loext:opacity="100%" fo:font-size="16pt" fo:font-weight="normal" officeooo:rsid="0031d425" officeooo:paragraph-rsid="003e40d5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2a6099" loext:opacity="100%" fo:font-size="16pt" fo:font-weight="normal" officeooo:rsid="0031d425" officeooo:paragraph-rsid="003e40d5" style:font-size-asian="14pt" style:font-weight-asian="normal" style:font-size-complex="16pt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officeooo:rsid="00317a3f" officeooo:paragraph-rsid="00317a3f"/>
    </style:style>
    <style:style style:name="P38" style:family="paragraph" style:parent-style-name="Standard">
      <style:paragraph-properties fo:text-align="start" style:justify-single-word="false"/>
      <style:text-properties officeooo:paragraph-rsid="003e40d5"/>
    </style:style>
    <style:style style:name="P39" style:family="paragraph" style:parent-style-name="Text_20_body" style:list-style-name="L10"/>
    <style:style style:name="P40" style:family="paragraph" style:parent-style-name="Text_20_body" style:list-style-name="L12">
      <style:text-properties fo:color="#000000" loext:opacity="100%" fo:font-weight="normal" officeooo:paragraph-rsid="00481208" style:font-weight-asian="normal" style:font-weight-complex="normal"/>
    </style:style>
    <style:style style:name="P41" style:family="paragraph" style:parent-style-name="Text_20_body">
      <style:text-properties fo:color="#000000" loext:opacity="100%" fo:font-weight="normal" officeooo:paragraph-rsid="00481208" style:font-weight-asian="normal" style:font-weight-complex="normal"/>
    </style:style>
    <style:style style:name="P42" style:family="paragraph" style:parent-style-name="Text_20_body" style:list-style-name="L12">
      <style:text-properties fo:color="#000000" loext:opacity="100%" fo:font-weight="normal" officeooo:rsid="00486e24" officeooo:paragraph-rsid="00486e24" style:font-weight-asian="normal" style:font-weight-complex="normal"/>
    </style:style>
    <style:style style:name="P43" style:family="paragraph" style:parent-style-name="Text_20_body" style:list-style-name="L12">
      <style:text-properties fo:color="#000000" loext:opacity="100%" fo:font-weight="normal" officeooo:rsid="00486e24" officeooo:paragraph-rsid="0049bf2d" style:font-weight-asian="normal" style:font-weight-complex="normal"/>
    </style:style>
    <style:style style:name="P44" style:family="paragraph" style:parent-style-name="Text_20_body">
      <style:text-properties fo:color="#000000" loext:opacity="100%" fo:font-weight="normal" officeooo:rsid="00486e24" officeooo:paragraph-rsid="0049bf2d" style:font-weight-asian="normal" style:font-weight-complex="normal"/>
    </style:style>
    <style:style style:name="P45" style:family="paragraph" style:parent-style-name="Text_20_body" style:list-style-name="L10">
      <style:text-properties officeooo:rsid="0041ad74" officeooo:paragraph-rsid="0041ad74"/>
    </style:style>
    <style:style style:name="P46" style:family="paragraph" style:parent-style-name="Text_20_body" style:list-style-name="L10">
      <style:text-properties officeooo:rsid="0041ad74" officeooo:paragraph-rsid="0044fd69"/>
    </style:style>
    <style:style style:name="P47" style:family="paragraph" style:parent-style-name="Text_20_body" style:list-style-name="L11">
      <style:text-properties fo:color="#2a6099" loext:opacity="100%" fo:font-size="16pt" fo:font-weight="bold" officeooo:rsid="0041ad74" officeooo:paragraph-rsid="0041ad74" style:font-size-asian="16pt" style:font-weight-asian="bold" style:font-size-complex="16pt" style:font-weight-complex="bold"/>
    </style:style>
    <style:style style:name="P48" style:family="paragraph" style:parent-style-name="Text_20_body" style:list-style-name="L12">
      <style:text-properties officeooo:paragraph-rsid="0044fd69"/>
    </style:style>
    <style:style style:name="P49" style:family="paragraph" style:parent-style-name="Text_20_body" style:list-style-name="L12">
      <style:text-properties officeooo:paragraph-rsid="0045c7de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1f196a"/>
    </style:style>
    <style:style style:name="T2" style:family="text">
      <style:text-properties officeooo:rsid="0021ca4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526d" style:font-weight-asian="bold" style:font-weight-complex="bold"/>
    </style:style>
    <style:style style:name="T5" style:family="text">
      <style:text-properties fo:font-weight="bold" officeooo:rsid="002a8a3f" style:font-weight-asian="bold" style:font-weight-complex="bold"/>
    </style:style>
    <style:style style:name="T6" style:family="text">
      <style:text-properties fo:font-weight="bold" officeooo:rsid="001f584f" style:font-weight-asian="bold" style:font-weight-complex="bold"/>
    </style:style>
    <style:style style:name="T7" style:family="text">
      <style:text-properties fo:font-weight="bold" officeooo:rsid="002c3fc3" style:font-weight-asian="bold" style:font-weight-complex="bold"/>
    </style:style>
    <style:style style:name="T8" style:family="text">
      <style:text-properties officeooo:rsid="0023526d"/>
    </style:style>
    <style:style style:name="T9" style:family="text">
      <style:text-properties officeooo:rsid="002606b2"/>
    </style:style>
    <style:style style:name="T10" style:family="text">
      <style:text-properties officeooo:rsid="002683a7"/>
    </style:style>
    <style:style style:name="T11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c9211e" loext:opacity="100%" fo:font-size="20pt" fo:font-weight="bold" officeooo:rsid="002683a7" style:font-size-asian="20pt" style:font-weight-asian="bold" style:font-size-complex="20pt" style:font-weight-complex="bold"/>
    </style:style>
    <style:style style:name="T13" style:family="text">
      <style:text-properties fo:color="#c9211e" loext:opacity="100%" fo:font-size="20pt" fo:font-weight="bold" officeooo:rsid="002c3fc3" style:font-size-asian="20pt" style:font-weight-asian="bold" style:font-size-complex="20pt" style:font-weight-complex="bold"/>
    </style:style>
    <style:style style:name="T14" style:family="text">
      <style:text-properties fo:color="#c9211e" loext:opacity="100%" fo:font-weight="bold" officeooo:rsid="002c3fc3" style:font-weight-asian="bold" style:font-weight-complex="bold"/>
    </style:style>
    <style:style style:name="T15" style:family="text">
      <style:text-properties officeooo:rsid="0029b040"/>
    </style:style>
    <style:style style:name="T16" style:family="text">
      <style:text-properties officeooo:rsid="0029e8b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07df5" style:font-weight-asian="normal" style:font-weight-complex="normal"/>
    </style:style>
    <style:style style:name="T19" style:family="text">
      <style:text-properties fo:color="#2a6099" loext:opacity="100%" fo:font-weight="normal" style:font-weight-asian="normal" style:font-weight-complex="normal"/>
    </style:style>
    <style:style style:name="T20" style:family="text">
      <style:text-properties fo:color="#2a6099" loext:opacity="100%" fo:font-size="16pt" fo:font-weight="normal" officeooo:rsid="003eb5d9" style:font-size-asian="14pt" style:font-weight-asian="normal" style:font-size-complex="16pt" style:font-weight-complex="normal"/>
    </style:style>
    <style:style style:name="T21" style:family="text">
      <style:text-properties officeooo:rsid="00307df5"/>
    </style:style>
    <style:style style:name="T22" style:family="text">
      <style:text-properties officeooo:rsid="0030bfd6"/>
    </style:style>
    <style:style style:name="T23" style:family="text">
      <style:text-properties fo:color="#000000" loext:opacity="100%" fo:font-size="16pt" fo:font-weight="normal" style:font-size-asian="14pt" style:font-weight-asian="normal" style:font-size-complex="16pt" style:font-weight-complex="normal"/>
    </style:style>
    <style:style style:name="T24" style:family="text">
      <style:text-properties fo:color="#000000" loext:opacity="100%" fo:font-size="16pt" fo:font-weight="normal" officeooo:rsid="0031d425" style:font-size-asian="14pt" style:font-weight-asian="normal" style:font-size-complex="16pt" style:font-weight-complex="normal"/>
    </style:style>
    <style:style style:name="T25" style:family="text">
      <style:text-properties fo:color="#000000" loext:opacity="100%" fo:font-size="16pt" fo:font-weight="normal" officeooo:rsid="0034071f" style:font-size-asian="14pt" style:font-weight-asian="normal" style:font-size-complex="16pt" style:font-weight-complex="normal"/>
    </style:style>
    <style:style style:name="T26" style:family="text">
      <style:text-properties fo:color="#000000" loext:opacity="100%" fo:font-size="16pt" fo:font-weight="normal" officeooo:rsid="003eb5d9" style:font-size-asian="14pt" style:font-weight-asian="normal" style:font-size-complex="16pt" style:font-weight-complex="normal"/>
    </style:style>
    <style:style style:name="T27" style:family="text">
      <style:text-properties fo:color="#000000" loext:opacity="100%" fo:font-size="16pt" fo:font-weight="normal" officeooo:rsid="0044fd69" style:font-size-asian="16pt" style:font-weight-asian="normal" style:font-size-complex="16pt" style:font-weight-complex="normal"/>
    </style:style>
    <style:style style:name="T28" style:family="text">
      <style:text-properties fo:color="#000000" loext:opacity="100%" fo:font-size="16pt" fo:font-weight="normal" officeooo:rsid="0045c7de" style:font-size-asian="16pt" style:font-weight-asian="normal" style:font-size-complex="16pt" style:font-weight-complex="normal"/>
    </style:style>
    <style:style style:name="T29" style:family="text">
      <style:text-properties fo:color="#000000" loext:opacity="100%" fo:font-size="16pt" fo:font-weight="bold" style:font-size-asian="14pt" style:font-weight-asian="bold" style:font-size-complex="16pt" style:font-weight-complex="bold"/>
    </style:style>
    <style:style style:name="T30" style:family="text">
      <style:text-properties fo:color="#000000" loext:opacity="100%" fo:font-size="16pt" fo:font-weight="bold" officeooo:rsid="0030bfd6" style:font-size-asian="14pt" style:font-weight-asian="bold" style:font-size-complex="16pt" style:font-weight-complex="bold"/>
    </style:style>
    <style:style style:name="T31" style:family="text">
      <style:text-properties fo:color="#000000" loext:opacity="100%" fo:font-size="16pt" fo:font-weight="bold" officeooo:rsid="00349621" style:font-size-asian="16pt" style:font-weight-asian="bold" style:font-size-complex="16pt" style:font-weight-complex="bold"/>
    </style:style>
    <style:style style:name="T32" style:family="text">
      <style:text-properties fo:color="#000000" loext:opacity="100%" fo:font-size="16pt" fo:font-weight="bold" officeooo:rsid="0044fd69" style:font-size-asian="16pt" style:font-weight-asian="bold" style:font-size-complex="16pt" style:font-weight-complex="bold"/>
    </style:style>
    <style:style style:name="T33" style:family="text">
      <style:text-properties fo:color="#000000" loext:opacity="100%" fo:font-size="16pt" fo:font-weight="bold" officeooo:rsid="0045c7de" style:font-size-asian="16pt" style:font-weight-asian="bold" style:font-size-complex="16pt" style:font-weight-complex="bold"/>
    </style:style>
    <style:style style:name="T34" style:family="text">
      <style:text-properties fo:font-size="16pt" fo:font-weight="normal" style:font-size-asian="14pt" style:font-weight-asian="normal" style:font-size-complex="16pt" style:font-weight-complex="normal"/>
    </style:style>
    <style:style style:name="T35" style:family="text">
      <style:text-properties fo:font-size="16pt" fo:font-weight="normal" officeooo:rsid="0031d425" style:font-size-asian="14pt" style:font-weight-asian="normal" style:font-size-complex="16pt" style:font-weight-complex="normal"/>
    </style:style>
    <style:style style:name="T36" style:family="text">
      <style:text-properties fo:font-size="16pt" fo:font-weight="normal" officeooo:rsid="003eb5d9" style:font-size-asian="14pt" style:font-weight-asian="normal" style:font-size-complex="16pt" style:font-weight-complex="normal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349621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361ffb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37e0ee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3c5e28" style:font-size-asian="16pt" style:font-weight-asian="normal" style:font-size-complex="16pt" style:font-weight-complex="normal"/>
    </style:style>
    <style:style style:name="T42" style:family="text">
      <style:text-properties fo:font-size="16pt" fo:font-weight="bold" style:font-size-asian="14pt" style:font-weight-asian="bold" style:font-size-complex="16pt" style:font-weight-complex="bold"/>
    </style:style>
    <style:style style:name="T43" style:family="text">
      <style:text-properties fo:font-size="16pt" fo:font-weight="bold" officeooo:rsid="0031d425" style:font-size-asian="14pt" style:font-weight-asian="bold" style:font-size-complex="16pt" style:font-weight-complex="bold"/>
    </style:style>
    <style:style style:name="T44" style:family="text">
      <style:text-properties fo:font-size="16pt" fo:font-weight="bold" officeooo:rsid="003eb5d9" style:font-size-asian="14pt" style:font-weight-asian="bold" style:font-size-complex="16pt" style:font-weight-complex="bold"/>
    </style:style>
    <style:style style:name="T45" style:family="text">
      <style:text-properties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size="16pt" fo:font-weight="bold" officeooo:rsid="00349621" style:font-size-asian="16pt" style:font-weight-asian="bold" style:font-size-complex="16pt" style:font-weight-complex="bold"/>
    </style:style>
    <style:style style:name="T47" style:family="text">
      <style:text-properties fo:font-size="16pt" fo:font-weight="bold" officeooo:rsid="00361ffb" style:font-size-asian="16pt" style:font-weight-asian="bold" style:font-size-complex="16pt" style:font-weight-complex="bold"/>
    </style:style>
    <style:style style:name="T48" style:family="text">
      <style:text-properties fo:font-size="16pt" fo:font-weight="bold" officeooo:rsid="0037e0ee" style:font-size-asian="16pt" style:font-weight-asian="bold" style:font-size-complex="16pt" style:font-weight-complex="bold"/>
    </style:style>
    <style:style style:name="T49" style:family="text">
      <style:text-properties fo:font-size="16pt" fo:font-weight="bold" officeooo:rsid="003b61d8" style:font-size-asian="16pt" style:font-weight-asian="bold" style:font-size-complex="16pt" style:font-weight-complex="bold"/>
    </style:style>
    <style:style style:name="T50" style:family="text">
      <style:text-properties fo:font-size="16pt" fo:font-weight="bold" officeooo:rsid="0044fd69" style:font-size-asian="16pt" style:font-weight-asian="bold" style:font-size-complex="16pt" style:font-weight-complex="bold"/>
    </style:style>
    <style:style style:name="T51" style:family="text">
      <style:text-properties fo:font-size="16pt" fo:font-weight="bold" officeooo:rsid="0045c7de" style:font-size-asian="16pt" style:font-weight-asian="bold" style:font-size-complex="16pt" style:font-weight-complex="bold"/>
    </style:style>
    <style:style style:name="T52" style:family="text">
      <style:text-properties fo:font-size="16pt" fo:font-weight="bold" officeooo:rsid="00481208" style:font-size-asian="16pt" style:font-weight-asian="bold" style:font-size-complex="16pt" style:font-weight-complex="bold"/>
    </style:style>
    <style:style style:name="T53" style:family="text">
      <style:text-properties fo:font-size="16pt" style:font-size-asian="14pt" style:font-size-complex="16pt"/>
    </style:style>
    <style:style style:name="T54" style:family="text">
      <style:text-properties fo:font-size="16pt" officeooo:rsid="0031d425" style:font-size-asian="14pt" style:font-size-complex="16pt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font-size="16pt" officeooo:rsid="00481208" style:font-size-asian="16pt" style:font-size-complex="16pt"/>
    </style:style>
    <style:style style:name="T57" style:family="text">
      <style:text-properties fo:font-size="16pt" officeooo:rsid="0049bf2d" style:font-size-asian="16pt" style:font-size-complex="16pt"/>
    </style:style>
    <style:style style:name="T58" style:family="text">
      <style:text-properties fo:font-size="16pt" officeooo:rsid="004a69f8" style:font-size-asian="16pt" style:font-size-complex="16pt"/>
    </style:style>
    <style:style style:name="T59" style:family="text">
      <style:text-properties fo:font-size="14pt" fo:font-weight="normal" style:font-size-asian="14pt" style:font-weight-asian="normal" style:font-size-complex="14pt" style:font-weight-complex="normal"/>
    </style:style>
    <style:style style:name="T60" style:family="text">
      <style:text-properties officeooo:rsid="003e40d5"/>
    </style:style>
    <style:style style:name="T61" style:family="text">
      <style:text-properties fo:color="#00a933" loext:opacity="100%" fo:font-size="14pt" style:font-size-asian="14pt" style:font-size-complex="14pt"/>
    </style:style>
    <style:style style:name="T62" style:family="text">
      <style:text-properties fo:color="#00a933" loext:opacity="100%" fo:font-size="14pt" officeooo:rsid="003eb5d9" style:font-size-asian="14pt" style:font-size-complex="14pt"/>
    </style:style>
    <style:style style:name="T63" style:family="text">
      <style:text-properties fo:color="#00a933" loext:opacity="100%" fo:font-size="14pt" fo:font-weight="normal" style:font-size-asian="14pt" style:font-weight-asian="normal" style:font-size-complex="14pt" style:font-weight-complex="normal"/>
    </style:style>
    <style:style style:name="T64" style:family="text">
      <style:text-properties fo:color="#00a933" loext:opacity="100%" fo:font-size="14pt" fo:font-weight="normal" officeooo:rsid="003eb5d9" style:font-size-asian="14pt" style:font-weight-asian="normal" style:font-size-complex="14pt" style:font-weight-complex="normal"/>
    </style:style>
    <style:style style:name="T65" style:family="text">
      <style:text-properties fo:color="#00a933" loext:opacity="100%" fo:font-size="14pt" fo:font-weight="normal" officeooo:rsid="0044fd69" style:font-size-asian="14pt" style:font-weight-asian="normal" style:font-size-complex="14pt" style:font-weight-complex="normal"/>
    </style:style>
    <style:style style:name="T66" style:family="text">
      <style:text-properties fo:color="#00a933" loext:opacity="100%" fo:font-size="16pt" fo:font-weight="normal" officeooo:rsid="00349621" style:font-size-asian="16pt" style:font-weight-asian="normal" style:font-size-complex="16pt" style:font-weight-complex="normal"/>
    </style:style>
    <style:style style:name="T67" style:family="text">
      <style:text-properties officeooo:rsid="0043d20a"/>
    </style:style>
    <style:style style:name="T68" style:family="text">
      <style:text-properties officeooo:rsid="00481208"/>
    </style:style>
    <style:style style:name="T69" style:family="text">
      <style:text-properties officeooo:rsid="004a69f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text:bullet-char="●">
        <style:list-level-properties text:space-before="0.771cm" text:min-label-width="0.499cm"/>
        <style:text-properties style:font-name="Open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bullet text:level="3" text:style-name="Bullet_20_Symbols" text:bullet-char="•">
        <style:list-level-properties text:space-before="1.905cm" text:min-label-width="0.635cm"/>
        <style:text-properties style:font-name="OpenSymbol"/>
      </text:list-level-style-bullet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figuration <text:span text:style-name="T1">de base</text:span> du <text:span text:style-name="T2">ASA </text:span>Firewall</text:p>
      <text:p text:style-name="P2"/>
      <text:list text:style-name="L1">
        <text:list-item>
          <text:p text:style-name="P14">hosname</text:p>
        </text:list-item>
        <text:list-item>
          <text:p text:style-name="P14">enable password</text:p>
        </text:list-item>
        <text:list-item>
          <text:p text:style-name="P15"><text:s/><text:span text:style-name="T3">username …</text:span><text:span text:style-name="T6">password….</text:span></text:p>
        </text:list-item>
        <text:list-item>
          <text:p text:style-name="P16"><text:s/><text:span text:style-name="T3">clock set 17:55:43 20 march 2025</text:span> → define the clock </text:p>
        </text:list-item>
        <text:list-item>
          <text:p text:style-name="P15">give an <text:span text:style-name="T3">ip add</text:span> to the firewall ports (ip add in the network in front of the port) and <text:span text:style-name="T3">enable</text:span> the port</text:p>
        </text:list-item>
        <text:list-item>
          <text:p text:style-name="P16">nameif name_ → give a name to the firewall ports : </text:p>
        </text:list-item>
        <text:list-item>
          <text:p text:style-name="P17">configure security level  for each port: <text:span text:style-name="T3">security-level 100 or 0 or 50</text:span></text:p>
          <text:list>
            <text:list-item>
              <text:p text:style-name="P17">100 %→ pour la zone de confiance</text:p>
            </text:list-item>
            <text:list-item>
              <text:p text:style-name="P17">0 %→ la zone non confiante</text:p>
            </text:list-item>
            <text:list-item>
              <text:p text:style-name="P17">50 % → pour la zone partiellement confiante</text:p>
            </text:list-item>
          </text:list>
        </text:list-item>
        <text:list-item>
          <text:p text:style-name="P17"><text:span text:style-name="T3">show start</text:span> → voir la config</text:p>
        </text:list-item>
      </text:list>
      <text:p text:style-name="P1"/>
      <text:p text:style-name="P4">Configuration <text:s/>du <text:span text:style-name="T9">ASA </text:span>Firewall comme server DHCP</text:p>
      <text:p text:style-name="P3"/>
      <text:list text:style-name="L2">
        <text:list-item>
          <text:p text:style-name="P18"><text:span text:style-name="T3">dhcpd address 192.168.10.x-192.168.10.y inside</text:span> → definir la place d’adresse pour une zone (ici inside)</text:p>
        </text:list-item>
        <text:list-item>
          <text:p text:style-name="P18"><text:span text:style-name="T3">dhcpd dns 8.8.8.8</text:span> → definir l’adresse du server dns</text:p>
        </text:list-item>
        <text:list-item>
          <text:p text:style-name="P18"><text:span text:style-name="T3">dhcp</text:span><text:span text:style-name="T4">d enable inside</text:span><text:span text:style-name="T8">→ activer le protocol dhcp pour une zone (ici inside)</text:span></text:p>
        </text:list-item>
      </text:list>
      <text:p text:style-name="P7"/>
      <text:p text:style-name="P8"><text:span text:style-name="T11">Configuration de ssh sur le </text:span><text:span text:style-name="T12">ASA Firewall</text:span><text:span text:style-name="T10"> </text:span></text:p>
      <text:p text:style-name="P8"/>
      <text:list text:style-name="L3">
        <text:list-item>
          <text:p text:style-name="P19"><text:span text:style-name="T3">aaa authentication ssh console</text:span> → activer local pour la connexion ssh</text:p>
        </text:list-item>
        <text:list-item>
          <text:p text:style-name="P19"><text:span text:style-name="T3">crypto key generate rsa </text:span><text:span text:style-name="T5">modulus</text:span><text:span text:style-name="T3"> 1024</text:span> → gener une cle rsa de 1024 <text:span text:style-name="T16">bits</text:span></text:p>
        </text:list-item>
        <text:list-item>
          <text:p text:style-name="P19"><text:span text:style-name="T3">ssh 192.168.10.0 255.255.255.0 inside</text:span> → seul les pcs de la zone inside et <text:span text:style-name="T15">ceux de</text:span> la plage pouront se connecter en ssh au fw.</text:p>
        </text:list-item>
        <text:list-item>
          <text:p text:style-name="P20"><text:span text:style-name="T3">ssh timeout 3</text:span> → definir une connexion durant 3 minute au firewall</text:p>
        </text:list-item>
        <text:list-item>
          <text:p text:style-name="P20"><text:span text:style-name="T3">ssh -l rodrigue 192.168.10.1</text:span> → se connecter au firewall</text:p>
          <text:p text:style-name="P20"/>
        </text:list-item>
      </text:list>
      <text:p text:style-name="P9"><text:span text:style-name="T11">Configuration de </text:span><text:span text:style-name="T13">OSPF sur le ASA Firewall</text:span></text:p>
      <text:p text:style-name="P10"><text:span text:style-name="T14"/></text:p>
      <text:list text:style-name="L4">
        <text:list-item>
          <text:p text:style-name="P21"><text:span text:style-name="T7">r</text:span><text:span text:style-name="T3">outer ospf …</text:span></text:p>
        </text:list-item>
        <text:list-item>
          <text:p text:style-name="P22">router-id…</text:p>
        </text:list-item>
        <text:list-item>
          <text:p text:style-name="P21"><text:span text:style-name="T3">network …. → </text:span>avec un subnet mask normal.</text:p>
        </text:list-item>
        <text:list-item>
          <text:p text:style-name="P23">route <text:span text:style-name="T17">outside</text:span> 0.0.0.0 0.0.0.0 20.20.20.2 → <text:span text:style-name="T17">on definit <text:s/>une route statique vers lequel tous le trafic inconnu par la table ospf sera envoye. </text:span>20.20.20.2<text:span text:style-name="T17"> est l’add ip du routeur(outside) qui fait face au firewall.</text:span></text:p>
        </text:list-item>
      </text:list>
      <text:p text:style-name="P11"><text:soft-page-break/><text:span text:style-name="T19">Note :</text:span><text:span text:style-name="T17"> il fallait que je config ospf sur le firewall pour que le ping d’un pc dans la zone inside vers le port</text:span><text:span text:style-name="T18">(en face du inside)</text:span><text:span text:style-name="T17"> du firewall marche.</text:span><text:span text:style-name="T18">mais les ping vers les autres ne marche pas.</text:span></text:p>
      <text:p text:style-name="P11"><text:span text:style-name="T18"/></text:p>
      <text:p text:style-name="P6"><text:span text:style-name="T21">Configuration de politiques d’inspection de base du </text:span><text:span text:style-name="T22">ASA firewall</text:span></text:p>
      <text:p text:style-name="P13"/>
      <text:list text:style-name="L5">
        <text:list-item>
          <text:p text:style-name="P33">configurons le NAT pour que les adresses du inside et du dmz soit traduit quand ils voudront accede a internet (outside zone).</text:p>
        </text:list-item>
      </text:list>
      <text:list text:style-name="L6">
        <text:list-item>
          <text:list>
            <text:list-item>
              <text:p text:style-name="P37"><text:span text:style-name="T30">o</text:span><text:span text:style-name="T29">bject network inside-outside</text:span><text:span text:style-name="T23"> → on créer un objetc reseau (ici inside-out) sur lequel on poura condigurer les acl et nat …</text:span></text:p>
            </text:list-item>
            <text:list-item>
              <text:p text:style-name="P37"><text:span text:style-name="T29">subnet 192.168.10.0 255.255.255.0</text:span><text:span text:style-name="T23"> → </text:span><text:span text:style-name="T24">on defit la plage associer a cet objet.</text:span></text:p>
            </text:list-item>
            <text:list-item>
              <text:p text:style-name="P37"><text:span text:style-name="T29">nat (inside,outside) dynamic interface</text:span><text:span text:style-name="T23"> → on configure le NAT dynamic</text:span><text:span text:style-name="T25">(qui permettra de traduit tout les add ip de inside en add ip du fw vers internet)</text:span><text:span text:style-name="T23"> du inside vers le outside zone </text:span><text:span text:style-name="T24">pour cet plage (cette objet).</text:span></text:p>
              <text:p text:style-name="P37"><text:span text:style-name="T24"/></text:p>
            </text:list-item>
          </text:list>
        </text:list-item>
      </text:list>
      <text:list text:style-name="L7">
        <text:list-item>
          <text:p text:style-name="P34">Configurer <text:span text:style-name="T67">(de base)</text:span> les politiques du pare-feu en utilisant des ACL pour autoriser toutes les communications dans le réseau.</text:p>
        </text:list-item>
      </text:list>
      <text:p text:style-name="P12"><text:span text:style-name="T35"/></text:p>
      <text:list text:continue-numbering="true" text:style-name="L7">
        <text:list-item>
          <text:list>
            <text:list-item>
              <text:p text:style-name="P24"><text:span text:style-name="T43">a</text:span><text:span text:style-name="T42">ccess-list</text:span><text:span text:style-name="T34"> </text:span><text:span text:style-name="T59">dmz-access </text:span><text:span text:style-name="T45">extend</text:span><text:span text:style-name="T50">ed</text:span><text:span text:style-name="T45"> permit icmp any any →</text:span><text:span text:style-name="T37"> on authorise les ping de tous les sous reseau au dmz</text:span></text:p>
            </text:list-item>
            <text:list-item>
              <text:p text:style-name="P25"><text:span text:style-name="T43">a</text:span><text:span text:style-name="T42">ccess-list</text:span><text:span text:style-name="T34"> </text:span><text:span text:style-name="T59">dmz-access </text:span><text:span text:style-name="T45">extend</text:span><text:span text:style-name="T50">ed</text:span><text:span text:style-name="T45"> permit </text:span><text:span text:style-name="T46">tcp</text:span><text:span text:style-name="T45"> any any </text:span><text:span text:style-name="T49">eq </text:span><text:span text:style-name="T46">80 →</text:span><text:span text:style-name="T38"> on authotise la connexion tcp au serveur http dans le dmz</text:span></text:p>
            </text:list-item>
            <text:list-item>
              <text:p text:style-name="P25"><text:span text:style-name="T43">a</text:span><text:span text:style-name="T42">ccess-list</text:span><text:span text:style-name="T34"> </text:span><text:span text:style-name="T59">dmz-access </text:span><text:span text:style-name="T45">extend</text:span><text:span text:style-name="T50">ed</text:span><text:span text:style-name="T45"> permit </text:span><text:span text:style-name="T46">tcp</text:span><text:span text:style-name="T45"> any any </text:span><text:span text:style-name="T49">eq</text:span><text:span text:style-name="T45"> </text:span><text:span text:style-name="T46">8080 → </text:span><text:span text:style-name="T38">on authotise <text:s/>la connexion tcp au serveur https dans le dmz</text:span></text:p>
            </text:list-item>
            <text:list-item>
              <text:p text:style-name="P26"><text:span text:style-name="T45">access-list </text:span><text:span text:style-name="T37">dmz-access</text:span><text:span text:style-name="T45"> extend</text:span><text:span text:style-name="T50">ed</text:span><text:span text:style-name="T45"> permit tcp any any eq 53 </text:span><text:span text:style-name="T37">→ on authotise <text:s/>la connexion tcp au serveur dns dans le dmz</text:span></text:p>
            </text:list-item>
            <text:list-item>
              <text:p text:style-name="P26"><text:span text:style-name="T45">access-list </text:span><text:span text:style-name="T37">dmz-access</text:span><text:span text:style-name="T45"> extend</text:span><text:span text:style-name="T50">ed</text:span><text:span text:style-name="T45"> permit udp any any eq 53 → </text:span><text:span text:style-name="T37">on authotise <text:s/>la connexion udp au serveur dns dans le dmz</text:span></text:p>
            </text:list-item>
            <text:list-item>
              <text:p text:style-name="P27"><text:span text:style-name="T45">access-list </text:span><text:span text:style-name="T37">dmz-access</text:span><text:span text:style-name="T45"> extend</text:span><text:span text:style-name="T50">ed</text:span><text:span text:style-name="T45"> permit udp any any eq </text:span><text:span text:style-name="T47">67</text:span><text:span text:style-name="T45"> → </text:span><text:span text:style-name="T37">on authotise <text:s/>la connexion udp au serveur </text:span><text:span text:style-name="T39">dhcp</text:span><text:span text:style-name="T37"> dans le dmz</text:span></text:p>
            </text:list-item>
            <text:list-item>
              <text:p text:style-name="P28"><text:span text:style-name="T45">access-list </text:span><text:span text:style-name="T37">dmz-access</text:span><text:span text:style-name="T45"> extend</text:span><text:span text:style-name="T50">ed</text:span><text:span text:style-name="T45"> permit udp any any eq </text:span><text:span text:style-name="T48">68</text:span><text:span text:style-name="T45"> → </text:span><text:span text:style-name="T37">on autho</text:span><text:span text:style-name="T41">r</text:span><text:span text:style-name="T37">ise <text:s/>la connexion udp au serveur </text:span><text:span text:style-name="T40">d</text:span><text:span text:style-name="T41">h</text:span><text:span text:style-name="T40">cp</text:span><text:span text:style-name="T37"> dans le dmz</text:span><text:span text:style-name="T40">(dhcp utilise deux ports)</text:span></text:p>
            </text:list-item>
            <text:list-item>
              <text:p text:style-name="P29"><text:span text:style-name="T48">a</text:span><text:span text:style-name="T45">ccess-group</text:span><text:span text:style-name="T37"> dmz-access </text:span><text:span text:style-name="T45">in interface dmz → </text:span><text:span text:style-name="T37">on applique les regles d’access definit a l’interface dmz</text:span></text:p>
            </text:list-item>
          </text:list>
        </text:list-item>
      </text:list>
      <text:p text:style-name="P30"><text:span text:style-name="T37"/></text:p>
      <text:p text:style-name="P30"><text:soft-page-break/><text:span text:style-name="T37"/></text:p>
      <text:list text:continue-numbering="true" text:style-name="L7">
        <text:list-item>
          <text:p text:style-name="P35">Configurer <text:span text:style-name="T60">le serveur DHCP du dmz pour l’attribution des ipadd au pc du inside zone.</text:span></text:p>
        </text:list-item>
      </text:list>
      <text:p text:style-name="P36"/>
      <text:list text:style-name="L8">
        <text:list-item>
          <text:list>
            <text:list-item>
              <text:p text:style-name="P32"><text:span text:style-name="T54">C</text:span><text:span text:style-name="T53">réer le pool sur le serveur</text:span></text:p>
            </text:list-item>
            <text:list-item>
              <text:p text:style-name="P32"><text:span text:style-name="T53">configurer le dhcp relay sur l’interface du routeur qui sert de gateway au inside zone : </text:span><text:span text:style-name="T42">ip helper-address 192.168.20.2</text:span></text:p>
            </text:list-item>
          </text:list>
        </text:list-item>
      </text:list>
      <text:p text:style-name="P31"><text:span text:style-name="T35"><text:tab/></text:span><text:span text:style-name="T20">note </text:span><text:span text:style-name="T36">: la commande #</text:span><text:span text:style-name="T44">show xlate</text:span><text:span text:style-name="T36"> sur le fw permet de voir la <text:tab/>traduction du NAT.</text:span></text:p>
      <text:p text:style-name="P38"><text:span text:style-name="T26"><text:tab/></text:span><text:span text:style-name="Strong_20_Emphasis"><text:span text:style-name="T62">Port 67 (UDP)</text:span></text:span><text:span text:style-name="T64"> → utilisé par le </text:span><text:span text:style-name="Strong_20_Emphasis"><text:span text:style-name="T62">serveur</text:span></text:span><text:span text:style-name="T64"> DHCP pour recevoir les requêtes </text:span></text:p>
      <text:list text:style-name="L10">
        <text:list-header>
          <text:p text:style-name="P39"><text:span text:style-name="Strong_20_Emphasis"><text:span text:style-name="T61">Port 68 (UDP)</text:span></text:span><text:span text:style-name="T61"> → utilisé par le </text:span><text:span text:style-name="Strong_20_Emphasis"><text:span text:style-name="T61">client</text:span></text:span><text:span text:style-name="T61"> DHCP pour recevoir les réponses</text:span><text:span text:style-name="T64">.</text:span></text:p>
          <text:p text:style-name="P45"><text:span text:style-name="T64">P</text:span><text:span text:style-name="T63">our l’acces au serveur dhcp, il faut :</text:span></text:p>
          <text:p text:style-name="P45"><text:span text:style-name="T63"># Autoriser DHCP depuis inside vers DMZ</text:span></text:p>
          <text:list>
            <text:list-item>
              <text:list>
                <text:list-item>
                  <text:p text:style-name="P45"><text:span text:style-name="T63">access-list inside-access </text:span><text:span text:style-name="T65">extended</text:span><text:span text:style-name="T63"> permit udp any hany eq 67</text:span></text:p>
                </text:list-item>
                <text:list-item>
                  <text:p text:style-name="P45"><text:span text:style-name="T63">access-group inside-access in interface inside</text:span></text:p>
                  <text:p text:style-name="P45"><text:span text:style-name="T63"/></text:p>
                </text:list-item>
              </text:list>
            </text:list-item>
          </text:list>
          <text:p text:style-name="P45"><text:span text:style-name="T63"># Autoriser le retour</text:span></text:p>
          <text:list>
            <text:list-item>
              <text:list>
                <text:list-item>
                  <text:p text:style-name="P46"><text:span text:style-name="T63">access-list </text:span><text:span text:style-name="T66">dmz-access </text:span><text:span text:style-name="T65">extended</text:span><text:span text:style-name="T31"> </text:span><text:span text:style-name="T63"><text:s/>permit udp any any eq 68</text:span></text:p>
                </text:list-item>
                <text:list-item>
                  <text:p text:style-name="P45"><text:span text:style-name="T63">access-group </text:span><text:span text:style-name="T66">dmz-access</text:span><text:span text:style-name="T31"> </text:span><text:span text:style-name="T63"><text:s/>in interface dmz</text:span></text:p>
                </text:list-item>
              </text:list>
            </text:list-item>
          </text:list>
        </text:list-header>
      </text:list>
      <text:list text:style-name="L11">
        <text:list-item>
          <text:p text:style-name="P47">Configuration des politiques avancées d'inspection du pare-feu</text:p>
        </text:list-item>
      </text:list>
      <text:list text:style-name="L12">
        <text:list-item>
          <text:list>
            <text:list-item>
              <text:list>
                <text:list-item>
                  <text:p text:style-name="P48"><text:span text:style-name="T32">access-list dmz-access extended permit udp 192.168.10.0 255.255.255.0 host 192.168.20.2 eq 68</text:span><text:span text:style-name="T27">→ on definit le groupe <text:s/>qui a access au server dhcp.</text:span></text:p>
                </text:list-item>
                <text:list-item>
                  <text:p text:style-name="P48"><text:span text:style-name="T32">access-list inside-access extended permit udp 192.168.10.0 255.255.255.0 host 192.168.20.2 eq 67</text:span><text:span text:style-name="T27">→ on definit le groupe qui a access au server dhcp.</text:span></text:p>
                </text:list-item>
                <text:list-item>
                  <text:p text:style-name="P48"><text:span text:style-name="T32">access-list dmz-access extended permit </text:span><text:span text:style-name="T33">tcp</text:span><text:span text:style-name="T32"> 192.168.10.0 255.255.255.0 host 192.168.20.</text:span><text:span text:style-name="T33">3</text:span><text:span text:style-name="T32"> eq </text:span><text:span text:style-name="T33">53</text:span><text:span text:style-name="T27">→ on definit le groupe qui a access au server </text:span><text:span text:style-name="T28">dns</text:span><text:span text:style-name="T27">.</text:span></text:p>
                </text:list-item>
                <text:list-item>
                  <text:p text:style-name="P49"><text:span text:style-name="T32">access-list dmz-access extended permit </text:span><text:span text:style-name="T33">udp</text:span><text:span text:style-name="T32"> 192.168.10.0 255.255.255.0 host 192.168.20.</text:span><text:span text:style-name="T33">3</text:span><text:span text:style-name="T32"> eq </text:span><text:span text:style-name="T33">53</text:span><text:span text:style-name="T27">→ on definit le groupe qui a access au server </text:span><text:span text:style-name="T28">dns</text:span><text:span text:style-name="T27">.</text:span></text:p>
                </text:list-item>
                <text:list-item>
                  <text:p text:style-name="P40"><text:soft-page-break/><text:span text:style-name="T51">Access-list dmz-acces </text:span><text:span text:style-name="T52">extented permit icmp host 192.168.10.3 192.168.20.0 255.255.255.0</text:span><text:span text:style-name="T56"> → autoriser un seul host du inside (ici 192.168.10.3) pour le ping sur tous les equioements du dmz.</text:span></text:p>
                </text:list-item>
                <text:list-item>
                  <text:p text:style-name="P42"><text:span text:style-name="T56">a</text:span><text:span text:style-name="T55">ccess-list dmz-access extended permit tcp any host </text:span><text:span text:style-name="T57">192.168.10.5 eq www → tous le monde peut acceder au serveur web</text:span></text:p>
                </text:list-item>
                <text:list-item>
                  <text:p text:style-name="P43"><text:span text:style-name="T56">a</text:span><text:span text:style-name="T57">ccess-list dmz-access extended permit tcp any host 192.168.10.2 eq domain → tous le monde peut acceder au serveur dns</text:span></text:p>
                </text:list-item>
              </text:list>
            </text:list-item>
          </text:list>
        </text:list-item>
      </text:list>
      <text:p text:style-name="P44"><text:span text:style-name="T57"/></text:p>
      <text:list text:continue-numbering="true" text:style-name="L12">
        <text:list-item>
          <text:list>
            <text:list-item>
              <text:list>
                <text:list-header>
                  <text:p text:style-name="P40"><text:span text:style-name="T56"><text:s/>Autoriser le ping depuis inside vers DMZ</text:span></text:p>
                </text:list-header>
                <text:list-item>
                  <text:p text:style-name="P40"><text:span text:style-name="T56">access-list inside-access extended permit icmp 192.168.20.0 255.255.255.0 host 192.168.10.3</text:span></text:p>
                </text:list-item>
                <text:list-item>
                  <text:p text:style-name="P40"><text:span text:style-name="T56">access-group inside-access in interface inside</text:span></text:p>
                </text:list-item>
              </text:list>
            </text:list-item>
          </text:list>
        </text:list-item>
      </text:list>
      <text:p text:style-name="P41"><text:span text:style-name="T56"/></text:p>
      <text:p text:style-name="P41"><text:span text:style-name="T56"/></text:p>
      <text:p text:style-name="P41"><text:span text:style-name="T56"/></text:p>
      <text:p text:style-name="P50"/>
      <text:p text:style-name="P41"><text:span text:style-name="T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01:17:37.061017978</meta:creation-date>
    <dc:date>2026-04-08T16:43:24.378088287</dc:date>
    <meta:editing-duration>PT3H39M1S</meta:editing-duration>
    <meta:editing-cycles>21</meta:editing-cycles>
    <meta:generator>LibreOffice/24.2.7.2$Linux_X86_64 LibreOffice_project/420$Build-2</meta:generator>
    <meta:document-statistic meta:table-count="0" meta:image-count="0" meta:object-count="0" meta:page-count="4" meta:paragraph-count="69" meta:word-count="953" meta:character-count="5396" meta:non-whitespace-character-count="4549"/>
  </office:meta>
</office:document-meta>
</file>